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">
      <style:paragraph-properties fo:margin-left="1.27cm" fo:margin-right="0cm" fo:text-indent="0cm" style:auto-text-indent="false"/>
      <style:text-properties officeooo:paragraph-rsid="001f199d"/>
    </style:style>
    <style:style style:name="P2" style:family="paragraph" style:parent-style-name="Text_20_body" style:list-style-name="">
      <style:paragraph-properties fo:margin-left="1.27cm" fo:margin-right="0cm" fo:text-indent="0cm" style:auto-text-indent="false"/>
      <style:text-properties officeooo:rsid="001f199d" officeooo:paragraph-rsid="001f199d"/>
    </style:style>
    <style:style style:name="P3" style:family="paragraph" style:parent-style-name="Text_20_body" style:list-style-name="WWNum1">
      <style:text-properties officeooo:paragraph-rsid="001f199d"/>
    </style:style>
    <style:style style:name="P4" style:family="paragraph" style:parent-style-name="Text_20_body">
      <style:paragraph-properties fo:margin-left="1.27cm" fo:margin-right="0cm" fo:text-indent="0cm" style:auto-text-indent="false"/>
      <style:text-properties officeooo:rsid="0011b69f" officeooo:paragraph-rsid="001f199d"/>
    </style:style>
    <style:style style:name="P5" style:family="paragraph" style:parent-style-name="Text_20_body">
      <style:paragraph-properties fo:margin-left="1.27cm" fo:margin-right="0cm" fo:text-indent="0cm" style:auto-text-indent="false"/>
      <style:text-properties fo:font-weight="bold" officeooo:rsid="0011b69f" officeooo:paragraph-rsid="001f199d" style:font-weight-asian="bold" style:font-weight-complex="bold"/>
    </style:style>
    <style:style style:name="P6" style:family="paragraph" style:parent-style-name="Text_20_body">
      <style:paragraph-properties fo:margin-left="1.27cm" fo:margin-right="0cm" fo:text-indent="0cm" style:auto-text-indent="false"/>
      <style:text-properties fo:font-weight="normal" officeooo:rsid="0011b69f" officeooo:paragraph-rsid="001f199d" style:font-weight-asian="normal" style:font-weight-complex="normal"/>
    </style:style>
    <style:style style:name="P7" style:family="paragraph" style:parent-style-name="Text_20_body">
      <style:paragraph-properties fo:margin-left="1.27cm" fo:margin-right="0cm" fo:text-indent="0cm" style:auto-text-indent="false"/>
      <style:text-properties fo:font-weight="normal" officeooo:rsid="001f199d" officeooo:paragraph-rsid="001f199d" style:font-weight-asian="normal" style:font-weight-complex="normal"/>
    </style:style>
    <style:style style:name="P8" style:family="paragraph" style:parent-style-name="Text_20_body" style:list-style-name="">
      <style:paragraph-properties fo:margin-left="1.27cm" fo:margin-right="0cm" fo:text-indent="0cm" style:auto-text-indent="false"/>
      <style:text-properties fo:font-weight="normal" officeooo:rsid="001f199d" officeooo:paragraph-rsid="001f199d" style:font-weight-asian="normal" style:font-weight-complex="normal"/>
    </style:style>
    <style:style style:name="P9" style:family="paragraph" style:parent-style-name="Text_20_body" style:list-style-name="">
      <style:paragraph-properties fo:margin-left="1.27cm" fo:margin-right="0cm" fo:text-indent="0cm" style:auto-text-indent="false"/>
      <style:text-properties officeooo:rsid="001f199d" officeooo:paragraph-rsid="001f19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9539" style:font-weight-asian="normal" style:font-weight-complex="normal"/>
    </style:style>
    <style:style style:name="T4" style:family="text">
      <style:text-properties officeooo:rsid="001f19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7948113419761554" text:style-name="WWNum1">
        <text:list-item>
          <text:p text:style-name="P3">The sculpture rolled off the shelf because it wasn't [anchored/level]. What wasn't [anchored/level]? </text:p>
        </text:list-item>
      </text:list>
      <text:p text:style-name="P1">(<text:span text:style-name="T1">KB</text:span><text:span text:style-name="T2">: If thing A isn’t anchored or thing B isn’t level, </text:span><text:span text:style-name="T3">thing A runs off thing B.</text:span><text:span text:style-name="T2">)</text:span></text:p>
      <text:p text:style-name="P1">Answers: The sculpture/the shelf.</text:p>
      <text:p text:style-name="P1"/>
      <text:p text:style-name="P2">这道题的原因是析取而不是合取，所以我们加入的KB的形式如下：</text:p>
      <text:p text:style-name="P2"/>
      <text:p text:style-name="P5">1. KB翻译为一阶逻辑语言：</text:p>
      <text:p text:style-name="P4">对于任意x,y , <text:span text:style-name="T4">notAnchored(x) or</text:span> <text:span text:style-name="T4">notLeveled(y)</text:span>→ <text:span text:style-name="T4">rollOff(x, y)</text:span></text:p>
      <text:p text:style-name="P4"><text:span text:style-name="T1">2. 封闭原因假定：</text:span></text:p>
      <text:p text:style-name="P6">对于任意x,y ,<text:span text:style-name="T4">rollOff(x, y)</text:span>→ <text:span text:style-name="T4">notAnchored(x) or</text:span> <text:span text:style-name="T4">notLeveled(y)</text:span></text:p>
      <text:p text:style-name="P4"><text:span text:style-name="T1">3. 实体不相等：</text:span></text:p>
      <text:p text:style-name="P4">not (= <text:span text:style-name="T4">sculpture shelf</text:span>)</text:p>
      <text:p text:style-name="P4"><text:span text:style-name="T1">4. 答案唯一假定：</text:span></text:p>
      <text:p text:style-name="P7">(assert (= (not (notLeveled sculpture)) (notLeveled shelf)))</text:p>
      <text:p text:style-name="P7">(assert (= (not (notAnchored sculpture)) (notAnchored shelf)))</text:p>
      <text:p text:style-name="P4"><text:span text:style-name="T1">5. 证明蕴含:</text:span></text:p>
      <text:p text:style-name="P2">(assert (not (=&gt; (rollOff sculpture shelf) (notLeveled shelf))))</text:p>
      <text:p text:style-name="P2">对于这道题，z3给出的结果是sat，因为我们的原因是析取的，所以有rollOff(sculpture, shelf)并不能保证推出notLeveled(shelf)是true，它可以只对notAnchored(sculpture)返回true，它又可以对notLeveled(sculpture)返回true从而遵守了答案唯一假定定理。而这样的模型是不准确的，因为sculpture既可以是notLeveled又可以是notAnchored。</text:p>
      <text:p text:style-name="P2">因此我根据WSC问题的特点，引入一条新的规则，暂且命名为</text:p>
      <text:p text:style-name="P2"><text:span text:style-name="T1">答案相对假定：</text:span></text:p>
      <text:p text:style-name="P8">加入的语句为：</text:p>
      <text:p text:style-name="P8">(assert (= (notLeveled sculputre) (not Anchored shelf)))</text:p>
      <text:p text:style-name="P8">其泛化形式是：</text:p>
      <text:p text:style-name="P8">(assert (= (answerPredicate1 entity1) (answerPredicate2 entity2)))</text:p>
      <text:p text:style-name="P8">其意义是：当它与答案唯一假定定理共同作用时，可以保证</text:p>
      <text:p text:style-name="P8">当答案中的entity1对应于答案中的谓词1时，答案中的entity2必定对应于答案中的谓词；</text:p>
      <text:p text:style-name="P8"><text:soft-page-break/>当答案中的entity2对应于答案中的谓词1时，答案中的entity2必定对应于答案中的谓词1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2:16:30.543960716</meta:creation-date>
    <dc:date>2017-12-12T12:29:00.630897530</dc:date>
    <meta:editing-duration>PT20S</meta:editing-duration>
    <meta:editing-cycles>1</meta:editing-cycles>
    <meta:document-statistic meta:table-count="0" meta:image-count="0" meta:object-count="0" meta:page-count="2" meta:paragraph-count="25" meta:word-count="411" meta:character-count="1133" meta:non-whitespace-character-count="1050"/>
    <meta:generator>LibreOffice/5.1.6.2$Linux_X86_64 LibreOffice_project/10m0$Build-2</meta:generator>
  </office:meta>
</office:document-meta>
</file>